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none" style:text-underline-style="none"/>
    </style:style>
    <style:style style:name="P3" style:family="paragraph" style:parent-style-name="Standard">
      <style:text-properties style:text-line-through-style="solid"/>
    </style:style>
    <style:style style:name="P4" style:family="paragraph" style:parent-style-name="Standard">
      <style:paragraph-properties>
        <style:tab-stops>
          <style:tab-stop style:position="8.902cm"/>
        </style:tab-stops>
      </style:paragraph-properties>
      <style:text-properties style:text-line-through-style="solid"/>
    </style:style>
    <style:style style:name="P5" style:family="paragraph" style:parent-style-name="Standard">
      <style:text-properties style:text-line-through-style="solid" fo:font-weight="bold" style:font-weight-asian="bold" style:font-weight-complex="bold"/>
    </style:style>
    <style:style style:name="P6" style:family="paragraph" style:parent-style-name="Standard">
      <style:text-properties fo:font-variant="normal" fo:text-transform="none" fo:color="#000000" style:text-line-through-style="none" style:font-name="Verdana" fo:font-size="9pt" fo:letter-spacing="normal" fo:font-style="normal" fo:font-weight="normal"/>
    </style:style>
    <style:style style:name="P7"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none" style:font-name="Verdana" fo:font-size="9pt" fo:letter-spacing="normal" fo:font-style="normal" fo:font-weight="normal"/>
    </style:style>
    <style:style style:name="P8"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9" style:family="paragraph" style:parent-style-name="Text_20_body">
      <style:paragraph-properties fo:margin-left="0cm" fo:margin-right="0cm" style:line-height-at-least="0.476cm" fo:text-indent="0cm" style:auto-text-indent="false"/>
      <style:text-properties style:text-line-through-style="none"/>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1"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2" style:family="paragraph" style:parent-style-name="Heading_20_3">
      <style:text-properties fo:font-variant="normal" fo:text-transform="none" fo:color="#222222" style:text-line-through-style="none" style:font-name="Verdana1" fo:font-size="14.25pt" fo:letter-spacing="normal" fo:font-style="normal" fo:font-weight="normal"/>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5"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7"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8" style:family="paragraph" style:parent-style-name="Table_20_Contents">
      <style:text-properties fo:color="#000000" style:text-line-through-style="none" style:font-name="Verdana" fo:font-size="8.25pt" fo:font-weight="bold"/>
    </style:style>
    <style:style style:name="P19" style:family="paragraph" style:parent-style-name="Table_20_Contents">
      <style:paragraph-properties fo:padding="0.049cm" fo:border="0.002cm solid #d1d7dc"/>
      <style:text-properties fo:color="#006600" style:text-line-through-style="none" style:font-name="Courier" fo:font-size="8.25pt"/>
    </style:style>
    <style:style style:name="P20" style:family="paragraph" style:parent-style-name="Standard">
      <style:text-properties style:text-line-through-style="none"/>
    </style:style>
    <style:style style:name="P21" style:family="paragraph" style:parent-style-name="Standard">
      <style:text-properties style:text-line-through-style="solid"/>
    </style:style>
    <style:style style:name="P22" style:family="paragraph" style:parent-style-name="Standard">
      <style:text-properties style:text-line-through-style="solid" style:text-underline-style="none"/>
    </style:style>
    <style:style style:name="P23" style:family="paragraph" style:parent-style-name="Text_20_body" style:list-style-name="L1">
      <style:paragraph-properties fo:margin-left="0cm" fo:margin-right="0cm" fo:margin-top="0cm" fo:margin-bottom="0cm" fo:text-indent="0cm" style:auto-text-indent="false" fo:padding="0cm" fo:border="none"/>
    </style:style>
    <style:style style:name="P24"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5" style:family="paragraph" style:parent-style-name="Text_20_body" style:list-style-name="L1">
      <style:paragraph-properties fo:margin-top="0cm" fo:margin-bottom="0cm" fo:padding="0cm" fo:border="none"/>
    </style:style>
    <style:style style:name="P26"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7"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522798ae543e0</text:span> </text:p>
      <text:p text:style-name="P1"><text:s text:c="8"/><text:span text:style-name="T13">read the project forum page, note any issues proofers raised. </text:span></text:p>
      <text:p text:style-name="P3">subcribe to forum page</text:p>
      <text:p text:style-name="P3"><text:s text:c="4"/>Make a project folder, e.g. (Win) C:\dp\pp\bookname or (Mac/Linux) /dp/pp/bookname</text:p>
      <text:p text:style-name="P3">Create checklist</text:p>
      <text:p text:style-name="P3">Create Git</text:p>
      <text:p text:style-name="P3"><text:s text:c="4"/>Download the text and images files and unpack in new folder:</text:p>
      <text:p text:style-name="P3"><text:s text:c="8"/>Text to bookname.txt.</text:p>
      <text:p text:style-name="P3"><text:s text:c="8"/>page images (nnn.png) in subfolder pngs</text:p>
      <text:p text:style-name="P3"><text:s text:c="8"/>hi-res illustration scans (imagenn.png) in subfolder originals</text:p>
      <text:p text:style-name="P3"><text:s text:c="8"/>empty subfolder images. </text:p>
      <text:p text:style-name="P1"><text:tab/></text:p>
      <text:p text:style-name="P1"/>
      <text:p text:style-name="P3">Check for guiguts updates</text:p>
      <text:p text:style-name="P3"/>
      <text:p text:style-name="P4">Check textfile for problematic proofernames</text:p>
      <text:p text:style-name="P3"/>
      <text:p text:style-name="P3"><text:s text:c="4"/>make sure file separators end in a hyphen</text:p>
      <text:p text:style-name="P3"><text:s text:c="4"/>Search for:</text:p>
      <text:p text:style-name="P3"/>
      <text:p text:style-name="P3"><text:s text:c="4"/>(-----File(.*)[^-]$)</text:p>
      <text:p text:style-name="P3"/>
      <text:p text:style-name="P3"><text:s text:c="4"/>and replace with:</text:p>
      <text:p text:style-name="P3"/>
      <text:p text:style-name="P3"><text:s text:c="4"/>$1-----</text:p>
      <text:p text:style-name="P3"/>
      <text:p text:style-name="P3"><text:s text:c="4"/>check proofer names for problematic characters</text:p>
      <text:p text:style-name="P3"><text:s text:c="4"/>Search for:</text:p>
      <text:p text:style-name="P3"/>
      <text:p text:style-name="P3"><text:s text:c="4"/>(-----File: [a-z0-9]+\.png.*)\.(.*\-+$)</text:p>
      <text:p text:style-name="P3"/>
      <text:p text:style-name="P3"><text:s text:c="4"/>and replace with:</text:p>
      <text:p text:style-name="P3"><text:soft-page-break/></text:p>
      <text:p text:style-name="P3"><text:s text:c="4"/>$1_$2</text:p>
      <text:p text:style-name="P3"/>
      <text:p text:style-name="P3"><text:s text:c="4"/>if any of the page separators got changed:</text:p>
      <text:p text:style-name="P3"><text:s text:c="8"/>save the file and close it</text:p>
      <text:p text:style-name="P3"><text:s text:c="8"/>delete the corresponding .bin file</text:p>
      <text:p text:style-name="P3"><text:s text:c="8"/>reopen the file and save it again </text:p>
      <text:p text:style-name="P1"/>
      <text:p text:style-name="P1"/>
      <text:p text:style-name="P3">2. Sequential Inspection of Text (4-20 hr.)</text:p>
      <text:p text:style-name="P3"/>
      <text:p text:style-name="P3">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3"/>
      <text:p text:style-name="P5">Either way, be sure to turn on automatic scanno highlighting before starting during this pass.</text:p>
      <text:p text:style-name="P3"/>
      <text:p text:style-name="P3">Done </text:p>
      <text:p text:style-name="P3"/>
      <text:p text:style-name="P3">Check for:</text:p>
      <text:p text:style-name="P3"/>
      <text:p text:style-name="P3"><text:s text:c="4"/>Proper markup of &lt;i&gt;italic&lt;/i&gt; and &lt;b&gt;bold&lt;/b&gt;. </text:p>
      <text:p text:style-name="P3"/>
      <text:p text:style-name="P3"><text:s text:c="4"/>Watch for punctuation wrongly contained in markups, such as &lt;i&gt;(ibid.&lt;/i&gt; or &lt;b&gt;Subtopic.&lt;/b&gt;. </text:p>
      <text:p text:style-name="P3"/>
      <text:p text:style-name="P3"><text:s text:c="4"/>Proper markup of Greek and other transliterations (content check later)</text:p>
      <text:p text:style-name="P3"><text:s text:c="4"/>Block material all marked in some fashion:</text:p>
      <text:p text:style-name="P3"><text:s text:c="8"/>poetry, misc. tabular in /* */</text:p>
      <text:p text:style-name="P3"><text:s text:c="8"/>block quotes in /# #/</text:p>
      <text:p text:style-name="P3"><text:s text:c="8"/>Fix block markups that cross page boundaries now or in the next step </text:p>
      <text:p text:style-name="P3"><text:s text:c="4"/>Figures properly in [Illustration: caption]</text:p>
      <text:p text:style-name="P3"><text:s text:c="8"/>check: caption text agrees with List of Illustrations (if any)</text:p>
      <text:p text:style-name="P3"><text:s text:c="8"/>consistent spelling, abbreviation, capitalization in captions </text:p>
      <text:p text:style-name="P3"><text:s text:c="4"/>Fix Footnotes, Illustrations still inside a paragraph.</text:p>
      <text:p text:style-name="P3"><text:s text:c="8"/>move outside paragraph to next or prior page as appropriate</text:p>
      <text:p text:style-name="P3"><text:s text:c="8"/>don't worry about duplicate footnote number/symbol now</text:p>
      <text:p text:style-name="P3"><text:s text:c="8"/>sidenotes handled later </text:p>
      <text:p text:style-name="P3"><text:s text:c="4"/>Make notes of things that will need attention in the HTML:</text:p>
      <text:p text:style-name="P3"><text:s text:c="8"/>Author cross-references like "(p. 150)" and "see page 222" that should become links.</text:p>
      <text:p text:style-name="P3"><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3"/><text:span text:style-name="T13"><text:s/>Use the Search menu to step through all /* */ blocks.</text:span></text:p>
      <text:p text:style-name="P3"><text:s text:c="8"/>check for a blank line before and after markup</text:p>
      <text:p text:style-name="P3"><text:s text:c="8"/>make sure correct type of markup used</text:p>
      <text:p text:style-name="P3"><text:s text:c="8"/>close-up where broken at page boundaries</text:p>
      <text:p text:style-name="P3"><text:s text:c="8"/>apply specific indent value if desired</text:p>
      <text:p text:style-name="P3"><text:s text:c="8"/>convert poetry from /*..*/ to /P..P/</text:p>
      <text:p text:style-name="P3"><text:soft-page-break/><text:s text:c="8"/>make sure poetry line numbers are at least two spaces to the right of the line. </text:p>
      <text:p text:style-name="P3"><text:span text:style-name="T12"/></text:p>
      <text:p text:style-name="P3"/>
      <text:p text:style-name="P3"><text:s text:c="4"/>Use the Search menu to step through all /#..#/ blocks</text:p>
      <text:p text:style-name="P3"><text:s text:c="8"/>check for a blank line before and after markup</text:p>
      <text:p text:style-name="P3"><text:s text:c="8"/>make sure correct type of markup used</text:p>
      <text:p text:style-name="P3"><text:s text:c="8"/>close-up where broken at page boundaries</text:p>
      <text:p text:style-name="P3"><text:s text:c="8"/>check consistent indentation of block text</text:p>
      <text:p text:style-name="P3"><text:s text:c="8"/>apply specific margin values if desired </text:p>
      <text:p text:style-name="P3"/>
      <text:p text:style-name="P3"><text:s text:c="4"/>Use Find Orphaned Brackets and Find Orphaned Markup to check and correct orphans of each type in turn. Do not omit the lowly parenthesis, often mis-scanned as curly-brace.</text:p>
      <text:p text:style-name="P1"/>
      <text:p text:style-name="P3"><text:s text:c="7"/>resolve proofer's notes, which are indicated by asterisks [** this is a proofer's note] </text:p>
      <text:p text:style-name="P2"/>
      <text:p text:style-name="P22"><text:s text:c="4"/>Use Search Menu, Search for Asterisks w/o slash, keep clicking "Search" to check all asterisks in document.</text:p>
      <text:p text:style-name="P22"><text:s text:c="8"/>look for malformed thought-breaks (5 stars)</text:p>
      <text:p text:style-name="P1"/>
      <text:p text:style-name="P1"/>
      <text:p text:style-name="P1">4. Basic Fixup (10 min.)</text:p>
      <text:p text:style-name="P3"/>
      <text:p text:style-name="P3"><text:s text:c="4"/>Run Fixup with all options checked. </text:p>
      <text:p text:style-name="P3"><text:tab/>Check diffs to see if you agree with all the changes</text:p>
      <text:p text:style-name="P1"><text:s text:c="2"/><text:span text:style-name="T13"><text:s text:c="2"/>Run Remove end of line spaces </text:span></text:p>
      <text:p text:style-name="P1"/>
      <text:p text:style-name="P1">5. Format Front Matter (15 min.)</text:p>
      <text:p text:style-name="P1"/>
      <text:p text:style-name="P3"><text:s text:c="4"/>Format the title page, preserving as much of the original material as possible. Protect in /X...X/ (no rewrap, no indent) or /F...F/ (the same, except that it will be centered in the html version).</text:p>
      <text:p text:style-name="P1"/>
      <text:p text:style-name="P3"><text:s text:c="4"/>Edit the TOC. Find each matching chapter head; make sure heads are 1:1 with TOC. Protect TOC with /X...X/.</text:p>
      <text:p text:style-name="P3"/>
      <text:p text:style-name="P3"><text:s text:c="4"/>If book has illustrations, edit or create List of Illustrations (Note: this is not a requirement). Make sure it is 1:1 with [Illustration] captions. Protect with /X...X/. </text:p>
      <text:p text:style-name="P1"/>
      <text:p text:style-name="P3">6. Edit Transliterations (0-? hr.)</text:p>
      <text:p text:style-name="P3"/>
      <text:p text:style-name="P3"><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text:span text:style-name="T13">Sort out page labels first</text:span></text:p>
      <text:p text:style-name="P3"><text:s text:c="4"/>Run Fix Page Separators to remove visible page separators </text:p>
      <text:p text:style-name="P3">Check diffs</text:p>
      <text:p text:style-name="P3">Sort [Blank page]s</text:p>
      <text:p text:style-name="P3"/>
      <text:p text:style-name="P22"><text:s text:c="4"/>Use Search Menu, Search for Asterisks w/o slash, keep clicking "Search" to check all asterisks in document.</text:p>
      <text:p text:style-name="P1"><text:soft-page-break/></text:p>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3"><text:s text:c="4"/>Click Character Cnts.</text:p>
      <text:p text:style-name="P3"><text:s text:c="8"/>Note characters that appear only once, check usage.</text:p>
      <text:p text:style-name="P3"><text:s text:c="8"/>Check for equal counts of left &amp; right parens and brackets. </text:p>
      <text:p text:style-name="P3"><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text:span text:style-name="T13">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span></text:p>
      <text:p text:style-name="P1"/>
      <text:p text:style-name="P1"><text:s text:c="3"/><text:span text:style-name="T13"><text:s/>Click Hyphens. Same as Emdashes above but for Hyphens.</text:span></text:p>
      <text:p text:style-name="P1"><text:s text:c="4"/><text:span text:style-name="T13">Click Alpha/num. Scan list for one/ell and oh/zero errors.</text:span></text:p>
      <text:p text:style-name="P1"><text:s text:c="4"/><text:span text:style-name="T13">Click ALL CAPS. Scan list looking for oddities.</text:span></text:p>
      <text:p text:style-name="P1"><text:s text:c="4"/><text:span text:style-name="T13">Click MiXeD CasE. Scan list looking for letters such as o that sometimes OCR wrongly as uppercase. Oh/zero errors can show up here, too.</text:span></text:p>
      <text:p text:style-name="P1"><text:s text:c="4"/><text:span text:style-name="T13">Click Check Accents. Scan list looking for mistakes, inconsistent usages.</text:span></text:p>
      <text:p text:style-name="P1"><text:s text:c="4"/><text:span text:style-name="T13">Click Check , Upper. Scan list for comma-for-period errors.</text:span></text:p>
      <text:p text:style-name="P1"><text:s text:c="4"/><text:span text:style-name="T13">Click Check . Lower. Scan list for period-for-comma errors.</text:span></text:p>
      <text:p text:style-name="P1"><text:s text:c="4"/><text:span text:style-name="T13">Click Ital/Bold/SC. Scan list for incorrect or inconsistent use of italics, bold face, and small caps.</text:span></text:p>
      <text:p text:style-name="P1"><text:s text:c="4"/><text:span text:style-name="T13">Click Ligatures. Scan list for incorrect or inconsistent use of ae and oe ligatures. </text:span></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3"><text:s text:c="4"/>If you have installed Jeebies, use Fixup&gt; Run Jeebies and examine its report of possible he/be errors.</text:p>
      <text:p text:style-name="P3"><text:s text:c="4"/>Start scanno searching based on eng-common.rc. Work through the list.</text:p>
      <text:p text:style-name="P3">work through list and swap terms</text:p>
      <text:p text:style-name="P1"><text:s text:c="2"/><text:span text:style-name="T13"><text:s text:c="2"/>Apply scanno searching based on misspelled.rc. Work through the list.</text:span></text:p>
      <text:p text:style-name="P1"><text:s text:c="4"/><text:span text:style-name="T13">Apply scanno searching based on regex.rc. Work through the list. </text:span></text:p>
      <text:p text:style-name="P1"/>
      <text:p text:style-name="P3">10. Apply Gutcheck (10-45 min.)</text:p>
      <text:p text:style-name="P3"/>
      <text:p text:style-name="P3">Start the Gutcheck Process.</text:p>
      <text:p text:style-name="P3"/>
      <text:p text:style-name="P3"><text:s text:c="4"/>Work through the list, correcting as appropriate. </text:p>
      <text:p text:style-name="P1"/>
      <text:p text:style-name="P1">11. Apply Spellcheck (30-90 min.)</text:p>
      <text:p text:style-name="P1"/>
      <text:p text:style-name="P1">Start the spellcheck process.</text:p>
      <text:p text:style-name="P1"><text:tab/>Add goodwords.txt</text:p>
      <text:p text:style-name="P1"/>
      <text:p text:style-name="P1"><text:soft-page-break/><text:s text:c="4"/>Proceed through the document, correcting words or adding them to the project dictionary as 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10 footnotes)</text:p>
      <text:p text:style-name="P1"/>
      <text:p text:style-name="P1">Read the discussion and follow the steps on this page.</text:p>
      <text:p text:style-name="P1">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12" text:outline-level="3">15a. Consider page numbers and curly quotes.</text:h>
      <text:p text:style-name="P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8">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text:soft-page-break/></text:p>
      <text:p text:style-name="P1">17. Convert &lt;tb&gt;, Italic, Bold, and Smallcap (10 min.)</text:p>
      <text:p text:style-name="P1"/>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text:soft-page-break/>asked if you want to save the edits. Find and fix broken rewrap markups. Repeat this step.</text:p>
      <text:p text:style-name="P1"><text:tab/>Right/centre align things</text:p>
      <text:p text:style-name="P1"/>
      <text:p text:style-name="P1">Create new index</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
      <text:p text:style-name="P1"/>
      <text:p text:style-name="P1">20. Determine Character Coding (5-60 min.)</text:p>
      <text:p text:style-name="P1"/>
      <text:p text:style-name="P8"><text:span text:style-name="T9">WARNING</text:span> - Before you start</text:p>
      <text:p text:style-name="P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8">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8">End of <text:span text:style-name="T9">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text:span><text:soft-page-break/><text:span text:style-name="T3">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1">** search for 'the the' and 'as as' and correct + add to corrections</text:p>
      <text:p text:style-name="P1"><text:s text:c="4"/>If you will insert visible page numbers or anchors at page boundaries, then configure the page labels before proceeding</text:p>
      <text:p text:style-name="P1"><text:soft-page-break/><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H3 section headings? Run-in headings?</text:p>
      <text:p text:style-name="P6">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7"><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9"><text:span text:style-name="T6">You might want to tweak font-sizes, paddings, etc. </text:span> </text:p>
      <text:p text:style-name="P1">Changing section headings to h3:</text:p>
      <text:p text:style-name="P1"><text:tab/>search<text:tab/><text:tab/>\n\n\n&lt;p&gt;(.*?)&lt;/p&gt;\n?</text:p>
      <text:p text:style-name="P1"><text:tab/>replace<text:tab/><text:tab/>\n\n\n&lt;h3&gt;$1&lt;/h3&gt;</text:p>
      <text:p text:style-name="P1"/>
      <text:p text:style-name="P1">Runin headings</text:p>
      <text:p text:style-name="P1"><text:tab/>search<text:tab/><text:tab/>\n\n\n&lt;p&gt;(([\s\S]*?)&amp;mdash;?)([\s\S]*?)&lt;/p&gt;</text:p>
      <text:p text:style-name="P1"><text:tab/>replace<text:tab/><text:tab/>\n\n\n&lt;div&gt;\n&lt;h3 class="runin"&gt;$1&lt;/h3&gt;\n&lt;p class="runin"&gt;$3&lt;/p&gt;\n&lt;/div&gt;</text:p>
      <text:p text:style-name="P1"/>
      <text:p text:style-name="P1">**Change Index to a chapter heading <text:s text:c="7"/></text:p>
      <text:p text:style-name="P1">Search and repair $1</text:p>
      <text:p text:style-name="P1">Front matter</text:p>
      <text:p text:style-name="P1">End matter.</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text:s/>- add title=”” to h3 etc. tags that shouldn't be in TOC</text:p>
      <text:p text:style-name="P1">Alter CSS for style of book</text:p>
      <text:p text:style-name="P1">Check &lt;hr /&gt;s</text:p>
      <text:p text:style-name="P1">Format transcriber's notes</text:p>
      <text:p text:style-name="P1"><text:soft-page-break/></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
      <text:p text:style-name="P1"><text:s text:c="3"/><text:span text:style-name="T7">21. Prepare HTML Edition (4-? hr.)</text:span></text:p>
      <text:list xml:id="list2764463599134657882" text:style-name="L1">
        <text:list-item>
          <text:p text:style-name="P23"><text:span text:style-name="T4">Open </text:span><text:span text:style-name="T5">bookname</text:span><text:span text:style-name="Teletype"><text:span text:style-name="T4">.html</text:span></text:span><text:span text:style-name="T4"> that was saved in step 16.</text:span></text:p>
        </text:list-item>
        <text:list-item>
          <text:p text:style-name="P25"><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5"><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6">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6">Don't remove the rewrap markers. These are needed for generation of proper HTML.</text:p>
        </text:list-item>
        <text:list-item>
          <text:p text:style-name="P25"><text:span text:style-name="T4">Open the </text:span><text:a xlink:type="simple" xlink:href="http://www.pgdp.net/wiki/PPTools/Guiguts/HTML"><text:span text:style-name="T8">HTML Palette</text:span></text:a><text:span text:style-name="T4"> and set optional switches as desired.</text:span></text:p>
        </text:list-item>
        <text:list-item>
          <text:p text:style-name="P25"><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6">Save the file and open it in a browser.</text:p>
        </text:list-item>
        <text:list-item>
          <text:p text:style-name="P26">Scroll through looking for systematic errors. (Title pages, tables, etc. will look terrible; no matter). If automatic conversion messed up, delete the file and start this step over with the backup file.</text:p>
        </text:list-item>
        <text:list-item>
          <text:p text:style-name="P26">Page through the book looking for text that was not handled well by automatic HTML generation, in particular:</text:p>
          <text:list>
            <text:list-item>
              <text:p text:style-name="P24">Title pages.</text:p>
            </text:list-item>
            <text:list-item>
              <text:p text:style-name="P26">Tables.</text:p>
            </text:list-item>
            <text:list-item>
              <text:p text:style-name="P25"><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6">End matter</text:p>
            </text:list-item>
            <text:list-item>
              <text:p text:style-name="P26">reformat front matter to remove &lt;p&gt; for sentences</text:p>
            </text:list-item>
            <text:list-item>
              <text:p text:style-name="P26">Illustrations. (sideways f)</text:p>
            </text:list-item>
            <text:list-item>
              <text:p text:style-name="P26">illustration links to larger image</text:p>
            </text:list-item>
          </text:list>
        </text:list-item>
        <text:list-item>
          <text:p text:style-name="P25"><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6">Format CSS for headings etc.</text:p>
        </text:list-item>
        <text:list-item>
          <text:p text:style-name="P26">Open the file in one or more web browsers (Internet Explorer and at least one other such as Firefox or Netscape) using the "View in Browser" button. Page through the entire book.</text:p>
          <text:list>
            <text:list-item>
              <text:p text:style-name="P24">Where you see a problem, make a correction in Guiguts, save the file, and click the "reload" button in each browser.</text:p>
            </text:list-item>
          </text:list>
        </text:list-item>
        <text:list-item>
          <text:p text:style-name="P25"><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6">Decide what (if anything) you plan to do about non-Latin-1 characters in the document. You can use HTML escapes to insert any Unicode character. One high-runner is the oe-<text:soft-page-break/>ligature, which is &amp;oelig;. Greek works, too, but be aware that not everyone will have an extensive set of fonts loaded.</text:p>
        </text:list-item>
        <text:list-item>
          <text:p text:style-name="P25"><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6">Use the "Find orphaned markup" button on the HTML Palette to find any mismatched html markup in the file.</text:p>
          <text:list>
            <text:list-item>
              <text:p text:style-name="P24">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5"><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5"><text:span text:style-name="T4">Apply </text:span><text:a xlink:type="simple" xlink:href="http://www.pgdp.net/wiki/PPTools/Guiguts/HTML#Using_HTML_Tidy"><text:span text:style-name="T8">Tidy</text:span></text:a><text:span text:style-name="T4">.</text:span></text:p>
        </text:list-item>
        <text:list-item>
          <text:p text:style-name="P25"><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6">Use pphtml and ppvimage</text:p>
        </text:list-item>
      </text:list>
      <text:p text:style-name="P1"/>
      <text:h text:style-name="P27" text:outline-level="1">Front cover</text:h>
      <text:p text:style-name="P8">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0">div.tnotes {background-color: #eeeeee; border: 1px solid black; padding: 1em;} </text:p>
      <text:p text:style-name="P13">.covernote {visibility: hidden; display: none;} </text:p>
      <text:p text:style-name="P13">@media handheld {</text:p>
      <text:p text:style-name="P14"><text:s text:c="2"/><text:span text:style-name="T10">.covernote {visibility: visible; display: block;} </text:span></text:p>
      <text:p text:style-name="P16">} </text:p>
      <text:p text:style-name="P8">It may be that your main TN is at the end of the book, and the epub cover TN is the only one that is required at the front. In this case, you can use the covernote class on the whole div (immediately after &lt;body&gt;), as follows.</text:p>
      <text:p text:style-name="P11">&lt;div class="tnotes covernote"&gt; </text:p>
      <text:p text:style-name="P15"><text:s text:c="2"/><text:span text:style-name="T11">&lt;p&gt;The cover image was created by the transcriber and is placed in the public domain.&lt;/p&gt; </text:span></text:p>
      <text:p text:style-name="P17">&lt;/div&gt; </text:p>
      <text:p text:style-name="P8">However, if you have other notes that you want to appear at the front of the book, you will want the div to be displayed, but just the cover image paragraph hidden, something like this:</text:p>
      <text:p text:style-name="P11">&lt;div class="tnotes"&gt; </text:p>
      <text:p text:style-name="P15"><text:s text:c="2"/><text:span text:style-name="T11">&lt;p&gt;Transcriber's Notes&lt;/p&gt; </text:span></text:p>
      <text:p text:style-name="P15"><text:s text:c="2"/><text:span text:style-name="T11">&lt;p class="covernote"&gt;The cover image was created by the transcriber and is placed in the public </text:span><text:soft-page-break/><text:span text:style-name="T11">domain.&lt;/p&gt; </text:span></text:p>
      <text:p text:style-name="P15"><text:s text:c="2"/><text:span text:style-name="T11">&lt;p&gt;Other information readers require before reading the book...&lt;/p&gt; </text:span></text:p>
      <text:p text:style-name="P17">&lt;/div&gt;</text:p>
      <text:p text:style-name="P8">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hide page numbers</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text:span text:style-name="T12">Change 'width=px' in img to CSS with @media screen classes </text:span></text:a></text:p>
      <text:p text:style-name="P1"/>
      <text:list xml:id="list40586273" text:continue-numbering="true" text:style-name="L1">
        <text:list-item>
          <text:p text:style-name="P26">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6">Use the Image Check button to check the correctness of links to images.</text:p>
        </text:list-item>
        <text:list-item>
          <text:p text:style-name="P26">Use the Check All button to run all of the above checks, especially if you make any further changes. Always run these checks one more time before submitting.</text:p>
        </text:list-item>
        <text:list-item>
          <text:p text:style-name="P26"/>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text:soft-page-break/></text:p>
      <text:p text:style-name="P1">Do ePub checks</text:p>
      <text:p text:style-name="P1"/>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6T20:44:47.45</dc:date>
    <dc:creator>Gemma Wright</dc:creator>
    <meta:editing-duration>P1DT10H14M52S</meta:editing-duration>
    <meta:editing-cycles>104</meta:editing-cycles>
    <meta:generator>OpenOffice/4.0.1$Win32 OpenOffice.org_project/401m5$Build-9714</meta:generator>
    <meta:document-statistic meta:table-count="2" meta:image-count="0" meta:object-count="0" meta:page-count="13" meta:paragraph-count="345" meta:word-count="5164" meta:character-count="31964"/>
  </office:meta>
</office:document-meta>
</file>